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FE95C01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FE95C017.png" xlink:type="simple" xlink:show="embed" xlink:actuate="onLoad">
            <text:p/>
          </draw:image>
        </draw:frame>
        <draw:frame draw:style-name="gr2" xml:id="id1" draw:id="id1" draw:layer="controls" svg:width="11.297cm" svg:height="0.886cm" svg:x="8.703cm" svg:y="9.1cm">
          <draw:text-box>
            <text:p>❺選択した文字列がコピーされました</text:p>
          </draw:text-box>
        </draw:frame>
        <draw:custom-shape draw:style-name="gr3" draw:text-style-name="P1" xml:id="id2" draw:id="id2" draw:layer="controls" svg:width="2.4cm" svg:height="0.7cm" svg:x="6.5cm" svg:y="7.89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controls" svg:x1="8.703cm" svg:y1="9.543cm" svg:x2="7.7cm" svg:y2="8.593cm" draw:start-shape="id1" draw:start-glue-point="3" draw:end-shape="id2" svg:d="M8703 9543h-1003v-950" svg:viewBox="0 0 1004 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09:49:55.820491826</meta:creation-date>
    <meta:editing-duration>PT12M20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3T10:02:15.595625090</dc:date>
    <dc:creator>NOGATA Jun</dc:creator>
    <meta:document-statistic meta:object-count="4"/>
    <meta:template xlink:type="simple" xlink:actuate="onRequest" xlink:title="screenshot-template" xlink:href="../../../../.config/libreoffice/4/user/template/screenshot-template.otg" meta:date="2014-11-23T09:49:55.683804742"/>
  </office:meta>
</office:document-meta>
</file>